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2db" officeooo:paragraph-rsid="001c1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er Design Pattern</text:p>
      <text:p text:style-name="P1"/>
      <text:p text:style-name="P1">Instead of creating an object by an Parameterised constructor which contains all the values of the object we are using a builder class to initilize some values and add setter for the values that are not immediately 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6:12:00.683309914</meta:creation-date>
    <dc:date>2020-09-15T16:14:30.041368773</dc:date>
    <meta:editing-duration>PT2M31S</meta:editing-duration>
    <meta:editing-cycles>1</meta:editing-cycles>
    <meta:document-statistic meta:table-count="0" meta:image-count="0" meta:object-count="0" meta:page-count="1" meta:paragraph-count="2" meta:word-count="41" meta:character-count="246" meta:non-whitespace-character-count="207"/>
    <meta:generator>LibreOffice/6.0.7.3$Linux_X86_64 LibreOffice_project/00m0$Build-3</meta:generator>
  </office:meta>
</office:document-meta>
</file>